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73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5.999cm" svg:height="8.999cm" svg:x="0cm" svg:y="3.191cm">
            <draw:object draw:notify-on-update-of-ranges="Sheet1.C2:Sheet1.C6 Sheet1.M1:Sheet1.M1 Sheet1.M2:Sheet1.M6 Sheet1.C2:Sheet1.C6 Sheet1.N1:Sheet1.N1 Sheet1.N2:Sheet1.N6 Sheet1.C2:Sheet1.C6 Sheet1.O1:Sheet1.O1 Sheet1.O2:Sheet1.O6 Sheet1.C2:Sheet1.C6 Sheet1.P1:Sheet1.P1 Sheet1.P2:Sheet1.P6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16.516cm" svg:y="3.266cm">
            <draw:object draw:notify-on-update-of-ranges="Sheet1.C2:Sheet1.C6 Sheet1.M1:Sheet1.M1 Sheet1.M2:Sheet1.M6 Sheet1.C2:Sheet1.C6 Sheet1.N1:Sheet1.N1 Sheet1.N2:Sheet1.N6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16" table:default-cell-style-name="Default"/>
        <table:table-row table:style-name="ro1">
          <table:table-cell office:value-type="string" calcext:value-type="string">
            <text:p>rows</text:p>
          </table:table-cell>
          <table:table-cell office:value-type="string" calcext:value-type="string">
            <text:p>cols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seerange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potraga</text:p>
          </table:table-cell>
          <table:table-cell office:value-type="string" calcext:value-type="string">
            <text:p>random potraga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potraga</text:p>
          </table:table-cell>
          <table:table-cell office:value-type="string" calcext:value-type="string">
            <text:p>random potraga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potraga</text:p>
          </table:table-cell>
          <table:table-cell office:value-type="string" calcext:value-type="string">
            <text:p>random potraga</text:p>
          </table:table-cell>
          <table:table-cell office:value-type="string" calcext:value-type="string">
            <text:p>random</text:p>
          </table:table-cell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  <table:table-cell table:formula="of:=[.A2]*[.B2]"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0.00934209321675" calcext:value-type="float">
            <text:p>0,0093420932</text:p>
          </table:table-cell>
          <table:table-cell office:value-type="float" office:value="0.259631589839" calcext:value-type="float">
            <text:p>0,2596315898</text:p>
          </table:table-cell>
          <table:table-cell office:value-type="float" office:value="0" calcext:value-type="float">
            <text:p>0</text:p>
          </table:table-cell>
          <table:table-cell office:value-type="float" office:value="0.00566841972502" calcext:value-type="float">
            <text:p>0,0056684197</text:p>
          </table:table-cell>
          <table:table-cell office:value-type="float" office:value="25.8421052632" calcext:value-type="float">
            <text:p>25,8421052632</text:p>
          </table:table-cell>
          <table:table-cell office:value-type="float" office:value="28.7105263158" calcext:value-type="float">
            <text:p>28,7105263158</text:p>
          </table:table-cell>
          <table:table-cell office:value-type="float" office:value="152.650789474" calcext:value-type="float">
            <text:p>152,650789474</text:p>
          </table:table-cell>
          <table:table-cell office:value-type="float" office:value="282.170526316" calcext:value-type="float">
            <text:p>282,170526316</text:p>
          </table:table-cell>
          <table:table-cell office:value-type="float" office:value="28.4819736842" calcext:value-type="float">
            <text:p>28,4819736842</text:p>
          </table:table-cell>
          <table:table-cell office:value-type="float" office:value="29.4838157895" calcext:value-type="float">
            <text:p>29,4838157895</text:p>
          </table:table-cell>
          <table:table-cell office:value-type="float" office:value="170.911788158" calcext:value-type="float">
            <text:p>170,911788158</text:p>
          </table:table-cell>
          <table:table-cell office:value-type="float" office:value="382.020012754" calcext:value-type="float">
            <text:p>382,020012754</text:p>
          </table:table-cell>
        </table:table-row>
        <table:table-row table:style-name="ro1">
          <table:table-cell table:number-columns-repeated="2" office:value-type="float" office:value="40" calcext:value-type="float">
            <text:p>40</text:p>
          </table:table-cell>
          <table:table-cell table:formula="of:=[.A3]*[.B3]" office:value-type="float" office:value="1600" calcext:value-type="float">
            <text:p>1600</text:p>
          </table:table-cell>
          <table:table-cell office:value-type="float" office:value="20" calcext:value-type="float">
            <text:p>20</text:p>
          </table:table-cell>
          <table:table-cell office:value-type="float" office:value="0.0603714057377" calcext:value-type="float">
            <text:p>0,0603714057</text:p>
          </table:table-cell>
          <table:table-cell office:value-type="float" office:value="1.54737144198" calcext:value-type="float">
            <text:p>1,547371442</text:p>
          </table:table-cell>
          <table:table-cell office:value-type="float" office:value="0" calcext:value-type="float">
            <text:p>0</text:p>
          </table:table-cell>
          <table:table-cell office:value-type="float" office:value="0.0200639965194" calcext:value-type="float">
            <text:p>0,0200639965</text:p>
          </table:table-cell>
          <table:table-cell office:value-type="float" office:value="52.6285714286" calcext:value-type="float">
            <text:p>52,6285714286</text:p>
          </table:table-cell>
          <table:table-cell office:value-type="float" office:value="57.8857142857" calcext:value-type="float">
            <text:p>57,8857142857</text:p>
          </table:table-cell>
          <table:table-cell office:value-type="float" office:value="604.388571429" calcext:value-type="float">
            <text:p>604,388571429</text:p>
          </table:table-cell>
          <table:table-cell office:value-type="float" office:value="1151.59371429" calcext:value-type="float">
            <text:p>1151,59371429</text:p>
          </table:table-cell>
          <table:table-cell office:value-type="float" office:value="58.9965714286" calcext:value-type="float">
            <text:p>58,9965714286</text:p>
          </table:table-cell>
          <table:table-cell office:value-type="float" office:value="64.5324285714" calcext:value-type="float">
            <text:p>64,5324285714</text:p>
          </table:table-cell>
          <table:table-cell office:value-type="float" office:value="684.31144" calcext:value-type="float">
            <text:p>684,31144</text:p>
          </table:table-cell>
          <table:table-cell office:value-type="float" office:value="1609.83027664" calcext:value-type="float">
            <text:p>1609,83027664</text:p>
          </table:table-cell>
        </table:table-row>
        <table:table-row table:style-name="ro1">
          <table:table-cell table:number-columns-repeated="2" office:value-type="float" office:value="60" calcext:value-type="float">
            <text:p>60</text:p>
          </table:table-cell>
          <table:table-cell table:formula="of:=[.A4]*[.B4]" office:value-type="float" office:value="3600" calcext:value-type="float">
            <text:p>3600</text:p>
          </table:table-cell>
          <table:table-cell office:value-type="float" office:value="30" calcext:value-type="float">
            <text:p>30</text:p>
          </table:table-cell>
          <table:table-cell office:value-type="float" office:value="0.20135482665" calcext:value-type="float">
            <text:p>0,2013548267</text:p>
          </table:table-cell>
          <table:table-cell office:value-type="float" office:value="12.9098709783" calcext:value-type="float">
            <text:p>12,9098709783</text:p>
          </table:table-cell>
          <table:table-cell office:value-type="float" office:value="0" calcext:value-type="float">
            <text:p>0</text:p>
          </table:table-cell>
          <table:table-cell office:value-type="float" office:value="0.0428377384524" calcext:value-type="float">
            <text:p>0,0428377385</text:p>
          </table:table-cell>
          <table:table-cell office:value-type="float" office:value="83.4193548387" calcext:value-type="float">
            <text:p>83,4193548387</text:p>
          </table:table-cell>
          <table:table-cell office:value-type="float" office:value="96.1935483871" calcext:value-type="float">
            <text:p>96,1935483871</text:p>
          </table:table-cell>
          <table:table-cell office:value-type="float" office:value="1300.46612903" calcext:value-type="float">
            <text:p>1300,46612903</text:p>
          </table:table-cell>
          <table:table-cell office:value-type="float" office:value="2925.10451613" calcext:value-type="float">
            <text:p>2925,10451613</text:p>
          </table:table-cell>
          <table:table-cell office:value-type="float" office:value="93.2761290323" calcext:value-type="float">
            <text:p>93,2761290323</text:p>
          </table:table-cell>
          <table:table-cell office:value-type="float" office:value="102.12983871" calcext:value-type="float">
            <text:p>102,12983871</text:p>
          </table:table-cell>
          <table:table-cell office:value-type="float" office:value="1476.14575323" calcext:value-type="float">
            <text:p>1476,14575323</text:p>
          </table:table-cell>
          <table:table-cell office:value-type="float" office:value="4133.82463797" calcext:value-type="float">
            <text:p>4133,82463797</text:p>
          </table:table-cell>
        </table:table-row>
        <table:table-row table:style-name="ro1">
          <table:table-cell table:number-columns-repeated="2" office:value-type="float" office:value="80" calcext:value-type="float">
            <text:p>80</text:p>
          </table:table-cell>
          <table:table-cell table:formula="of:=[.A5]*[.B5]" office:value-type="float" office:value="6400" calcext:value-type="float">
            <text:p>6400</text:p>
          </table:table-cell>
          <table:table-cell office:value-type="float" office:value="40" calcext:value-type="float">
            <text:p>40</text:p>
          </table:table-cell>
          <table:table-cell office:value-type="float" office:value="0.71606666247" calcext:value-type="float">
            <text:p>0,7160666625</text:p>
          </table:table-cell>
          <table:table-cell office:value-type="float" office:value="48.1439999977" calcext:value-type="float">
            <text:p>48,1439999977</text:p>
          </table:table-cell>
          <table:table-cell office:value-type="float" office:value="0" calcext:value-type="float">
            <text:p>0</text:p>
          </table:table-cell>
          <table:table-cell office:value-type="float" office:value="0.0801443335215" calcext:value-type="float">
            <text:p>0,0801443335</text:p>
          </table:table-cell>
          <table:table-cell office:value-type="float" office:value="116.233333333" calcext:value-type="float">
            <text:p>116,233333333</text:p>
          </table:table-cell>
          <table:table-cell office:value-type="float" office:value="132.833333333" calcext:value-type="float">
            <text:p>132,833333333</text:p>
          </table:table-cell>
          <table:table-cell office:value-type="float" office:value="2841.08933333" calcext:value-type="float">
            <text:p>2841,08933333</text:p>
          </table:table-cell>
          <table:table-cell office:value-type="float" office:value="5054.07033333" calcext:value-type="float">
            <text:p>5054,07033333</text:p>
          </table:table-cell>
          <table:table-cell office:value-type="float" office:value="130.095833333" calcext:value-type="float">
            <text:p>130,095833333</text:p>
          </table:table-cell>
          <table:table-cell office:value-type="float" office:value="141.454833333" calcext:value-type="float">
            <text:p>141,454833333</text:p>
          </table:table-cell>
          <table:table-cell office:value-type="float" office:value="3224.552405" calcext:value-type="float">
            <text:p>3224,552405</text:p>
          </table:table-cell>
          <table:table-cell office:value-type="float" office:value="7161.33483872" calcext:value-type="float">
            <text:p>7161,33483872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table:formula="of:=[.A6]*[.B6]" office:value-type="float" office:value="10000" calcext:value-type="float">
            <text:p>10000</text:p>
          </table:table-cell>
          <table:table-cell office:value-type="float" office:value="50" calcext:value-type="float">
            <text:p>50</text:p>
          </table:table-cell>
          <table:table-cell office:value-type="float" office:value="1.27077779064" calcext:value-type="float">
            <text:p>1,2707777906</text:p>
          </table:table-cell>
          <table:table-cell office:value-type="float" office:value="104.393703726" calcext:value-type="float">
            <text:p>104,393703726</text:p>
          </table:table-cell>
          <table:table-cell office:value-type="float" office:value="0" calcext:value-type="float">
            <text:p>0</text:p>
          </table:table-cell>
          <table:table-cell office:value-type="float" office:value="0.106669629327" calcext:value-type="float">
            <text:p>0,1066696293</text:p>
          </table:table-cell>
          <table:table-cell office:value-type="float" office:value="139.074074074" calcext:value-type="float">
            <text:p>139,074074074</text:p>
          </table:table-cell>
          <table:table-cell office:value-type="float" office:value="159.777777778" calcext:value-type="float">
            <text:p>159,777777778</text:p>
          </table:table-cell>
          <table:table-cell office:value-type="float" office:value="4289.91111111" calcext:value-type="float">
            <text:p>4289,91111111</text:p>
          </table:table-cell>
          <table:table-cell office:value-type="float" office:value="7464.52777778" calcext:value-type="float">
            <text:p>7464,52777778</text:p>
          </table:table-cell>
          <table:table-cell office:value-type="float" office:value="156.13537037" calcext:value-type="float">
            <text:p>156,13537037</text:p>
          </table:table-cell>
          <table:table-cell office:value-type="float" office:value="172.357222222" calcext:value-type="float">
            <text:p>172,357222222</text:p>
          </table:table-cell>
          <table:table-cell office:value-type="float" office:value="4880.39402407" calcext:value-type="float">
            <text:p>4880,39402407</text:p>
          </table:table-cell>
          <table:table-cell office:value-type="float" office:value="10624.6837356" calcext:value-type="float">
            <text:p>10624,683735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style:rfc-language-tag="sr-Latn-RS" fo:language="sr" fo:script="Latn" fo:country="R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style:rfc-language-tag="sr-Latn-RS" fo:language="sr" fo:script="Latn" fo:country="RS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sr" number:script="Latn" number:country="RS">RSD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sr" number:script="Latn" number:country="RS">RSD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30">00.00.0000</text:date>, <text:time style:data-style-name="N2" text:time-value="10:40:41.08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0-30T10:44:54.758000000</dc:date>
    <meta:generator>LibreOffice/4.2.6.3$Windows_x86 LibreOffice_project/3fd416d4c6db7d3204c17ce57a1d70f6e531ee21</meta:generator>
    <meta:editing-duration>PT3M32S</meta:editing-duration>
    <meta:editing-cycles>4</meta:editing-cycles>
    <meta:document-statistic meta:table-count="1" meta:cell-count="96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7.269cm" svg:y="0.316cm" chart:style-name="ch2">
          <text:p>Cost/P</text:p>
        </chart:title>
        <chart:subtitle svg:x="4.781cm" svg:y="1.275cm" chart:style-name="ch3">
          <text:p>mapa sa objetima, seerange=rows/2</text:p>
        </chart:subtitle>
        <chart:legend chart:legend-position="end" svg:x="12.275cm" svg:y="3.454cm" style:legend-expansion="high" chart:style-name="ch4"/>
        <chart:plot-area chart:style-name="ch5" table:cell-range-address="Sheet1.C2:Sheet1.C6 Sheet1.M1:Sheet1.P6" chart:data-source-has-labels="row" svg:x="1.331cm" svg:y="2.318cm" svg:width="10.304cm" svg:height="5.521cm">
          <chartooo:coordinate-region svg:x="2.508cm" svg:y="2.518cm" svg:width="8.662cm" svg:height="4.674cm"/>
          <chart:axis chart:dimension="x" chart:name="primary-x" chart:style-name="ch6">
            <chart:title svg:x="5.791cm" svg:y="8.019cm" chart:style-name="ch7">
              <text:p>Povrsina</text:p>
            </chart:title>
          </chart:axis>
          <chart:axis chart:dimension="y" chart:name="primary-y" chart:style-name="ch6">
            <chart:title svg:x="0.451cm" svg:y="5.479cm" chart:style-name="ch8">
              <text:p>Cost</text:p>
            </chart:title>
            <chart:grid chart:style-name="ch9" chart:class="major"/>
          </chart:axis>
          <chart:series chart:style-name="ch10" chart:values-cell-range-address="Sheet1.M2:Sheet1.M6" chart:label-cell-address="Sheet1.M1:Sheet1.M1" chart:class="chart:scatter">
            <chart:domain table:cell-range-address="Sheet1.C2:Sheet1.C6"/>
            <chart:data-point chart:repeated="5"/>
          </chart:series>
          <chart:series chart:style-name="ch11" chart:values-cell-range-address="Sheet1.N2:Sheet1.N6" chart:label-cell-address="Sheet1.N1:Sheet1.N1" chart:class="chart:scatter">
            <chart:data-point chart:repeated="5"/>
          </chart:series>
          <chart:series chart:style-name="ch12" chart:values-cell-range-address="Sheet1.O2:Sheet1.O6" chart:label-cell-address="Sheet1.O1:Sheet1.O1" chart:class="chart:scatter">
            <chart:data-point chart:repeated="5"/>
          </chart:series>
          <chart:series chart:style-name="ch13" chart:values-cell-range-address="Sheet1.P2:Sheet1.P6" chart:label-cell-address="Sheet1.P1:Sheet1.P1" chart:class="chart:scatter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A star</text:p>
                <draw:g>
                  <svg:desc>Sheet1.M1:Sheet1.M1</svg:desc>
                </draw:g>
              </table:table-cell>
              <table:table-cell office:value-type="string">
                <text:p>potraga</text:p>
                <draw:g>
                  <svg:desc>Sheet1.N1:Sheet1.N1</svg:desc>
                </draw:g>
              </table:table-cell>
              <table:table-cell office:value-type="string">
                <text:p>random potraga</text:p>
                <draw:g>
                  <svg:desc>Sheet1.O1:Sheet1.O1</svg:desc>
                </draw:g>
              </table:table-cell>
              <table:table-cell office:value-type="string">
                <text:p>random</text:p>
                <draw:g>
                  <svg:desc>Sheet1.P1:Sheet1.P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00">
                <text:p>400</text:p>
                <draw:g>
                  <svg:desc>Sheet1.C2:Sheet1.C6</svg:desc>
                </draw:g>
              </table:table-cell>
              <table:table-cell office:value-type="float" office:value="28.4819736842">
                <text:p>28.4819736842</text:p>
                <draw:g>
                  <svg:desc>Sheet1.M2:Sheet1.M6</svg:desc>
                </draw:g>
              </table:table-cell>
              <table:table-cell office:value-type="float" office:value="29.4838157895">
                <text:p>29.4838157895</text:p>
                <draw:g>
                  <svg:desc>Sheet1.N2:Sheet1.N6</svg:desc>
                </draw:g>
              </table:table-cell>
              <table:table-cell office:value-type="float" office:value="170.911788158">
                <text:p>170.911788158</text:p>
                <draw:g>
                  <svg:desc>Sheet1.O2:Sheet1.O6</svg:desc>
                </draw:g>
              </table:table-cell>
              <table:table-cell office:value-type="float" office:value="382.020012754">
                <text:p>382.020012754</text:p>
                <draw:g>
                  <svg:desc>Sheet1.P2:Sheet1.P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00">
                <text:p>1600</text:p>
              </table:table-cell>
              <table:table-cell office:value-type="float" office:value="58.9965714286">
                <text:p>58.9965714286</text:p>
              </table:table-cell>
              <table:table-cell office:value-type="float" office:value="64.5324285714">
                <text:p>64.5324285714</text:p>
              </table:table-cell>
              <table:table-cell office:value-type="float" office:value="684.31144">
                <text:p>684.31144</text:p>
              </table:table-cell>
              <table:table-cell office:value-type="float" office:value="1609.83027664">
                <text:p>1609.8302766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600">
                <text:p>3600</text:p>
              </table:table-cell>
              <table:table-cell office:value-type="float" office:value="93.2761290323">
                <text:p>93.2761290323</text:p>
              </table:table-cell>
              <table:table-cell office:value-type="float" office:value="102.12983871">
                <text:p>102.12983871</text:p>
              </table:table-cell>
              <table:table-cell office:value-type="float" office:value="1476.14575323">
                <text:p>1476.14575323</text:p>
              </table:table-cell>
              <table:table-cell office:value-type="float" office:value="4133.82463797">
                <text:p>4133.8246379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400">
                <text:p>6400</text:p>
              </table:table-cell>
              <table:table-cell office:value-type="float" office:value="130.095833333">
                <text:p>130.095833333</text:p>
              </table:table-cell>
              <table:table-cell office:value-type="float" office:value="141.454833333">
                <text:p>141.454833333</text:p>
              </table:table-cell>
              <table:table-cell office:value-type="float" office:value="3224.552405">
                <text:p>3224.552405</text:p>
              </table:table-cell>
              <table:table-cell office:value-type="float" office:value="7161.33483872">
                <text:p>7161.3348387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0">
                <text:p>10000</text:p>
              </table:table-cell>
              <table:table-cell office:value-type="float" office:value="156.13537037">
                <text:p>156.13537037</text:p>
              </table:table-cell>
              <table:table-cell office:value-type="float" office:value="172.357222222">
                <text:p>172.357222222</text:p>
              </table:table-cell>
              <table:table-cell office:value-type="float" office:value="4880.39402407">
                <text:p>4880.39402407</text:p>
              </table:table-cell>
              <table:table-cell office:value-type="float" office:value="10624.6837356">
                <text:p>10624.683735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Windows_x86 LibreOffice_project/3fd416d4c6db7d3204c17ce57a1d70f6e531ee2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7.269cm" svg:y="0.316cm" chart:style-name="ch2">
          <text:p>Cost/P</text:p>
        </chart:title>
        <chart:subtitle svg:x="4.781cm" svg:y="1.275cm" chart:style-name="ch3">
          <text:p>mapa sa objetima, seerange=rows/2</text:p>
        </chart:subtitle>
        <chart:legend chart:legend-position="end" svg:x="13.518cm" svg:y="3.952cm" style:legend-expansion="high" chart:style-name="ch4"/>
        <chart:plot-area chart:style-name="ch5" table:cell-range-address="Sheet1.C2:Sheet1.C6 Sheet1.M1:Sheet1.N6" chart:data-source-has-labels="row" svg:x="1.331cm" svg:y="2.318cm" svg:width="11.547cm" svg:height="5.521cm">
          <chartooo:coordinate-region svg:x="2.138cm" svg:y="2.517cm" svg:width="10.275cm" svg:height="4.675cm"/>
          <chart:axis chart:dimension="x" chart:name="primary-x" chart:style-name="ch6">
            <chart:title svg:x="6.412cm" svg:y="8.019cm" chart:style-name="ch7">
              <text:p>Povrsina</text:p>
            </chart:title>
          </chart:axis>
          <chart:axis chart:dimension="y" chart:name="primary-y" chart:style-name="ch6">
            <chart:title svg:x="0.451cm" svg:y="5.479cm" chart:style-name="ch8">
              <text:p>Cost</text:p>
            </chart:title>
            <chart:grid chart:style-name="ch9" chart:class="major"/>
          </chart:axis>
          <chart:series chart:style-name="ch10" chart:values-cell-range-address="Sheet1.M2:Sheet1.M6" chart:label-cell-address="Sheet1.M1:Sheet1.M1" chart:class="chart:scatter">
            <chart:domain table:cell-range-address="Sheet1.C2:Sheet1.C6"/>
            <chart:data-point chart:repeated="5"/>
          </chart:series>
          <chart:series chart:style-name="ch11" chart:values-cell-range-address="Sheet1.N2:Sheet1.N6" chart:label-cell-address="Sheet1.N1:Sheet1.N1" chart:class="chart:scatte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A star</text:p>
                <draw:g>
                  <svg:desc>Sheet1.M1:Sheet1.M1</svg:desc>
                </draw:g>
              </table:table-cell>
              <table:table-cell office:value-type="string">
                <text:p>potraga</text:p>
                <draw:g>
                  <svg:desc>Sheet1.N1:Sheet1.N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00">
                <text:p>400</text:p>
                <draw:g>
                  <svg:desc>Sheet1.C2:Sheet1.C6</svg:desc>
                </draw:g>
              </table:table-cell>
              <table:table-cell office:value-type="float" office:value="28.4819736842">
                <text:p>28.4819736842</text:p>
                <draw:g>
                  <svg:desc>Sheet1.M2:Sheet1.M6</svg:desc>
                </draw:g>
              </table:table-cell>
              <table:table-cell office:value-type="float" office:value="29.4838157895">
                <text:p>29.4838157895</text:p>
                <draw:g>
                  <svg:desc>Sheet1.N2:Sheet1.N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00">
                <text:p>1600</text:p>
              </table:table-cell>
              <table:table-cell office:value-type="float" office:value="58.9965714286">
                <text:p>58.9965714286</text:p>
              </table:table-cell>
              <table:table-cell office:value-type="float" office:value="64.5324285714">
                <text:p>64.532428571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600">
                <text:p>3600</text:p>
              </table:table-cell>
              <table:table-cell office:value-type="float" office:value="93.2761290323">
                <text:p>93.2761290323</text:p>
              </table:table-cell>
              <table:table-cell office:value-type="float" office:value="102.12983871">
                <text:p>102.1298387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400">
                <text:p>6400</text:p>
              </table:table-cell>
              <table:table-cell office:value-type="float" office:value="130.095833333">
                <text:p>130.095833333</text:p>
              </table:table-cell>
              <table:table-cell office:value-type="float" office:value="141.454833333">
                <text:p>141.4548333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0">
                <text:p>10000</text:p>
              </table:table-cell>
              <table:table-cell office:value-type="float" office:value="156.13537037">
                <text:p>156.13537037</text:p>
              </table:table-cell>
              <table:table-cell office:value-type="float" office:value="172.357222222">
                <text:p>172.35722222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Windows_x86 LibreOffice_project/3fd416d4c6db7d3204c17ce57a1d70f6e531ee2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